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D00000021C1796DD7E.jpg" manifest:media-type="image/jpeg"/>
  <manifest:file-entry manifest:full-path="Pictures/10000000000002D00000021C1F628C19.jpg" manifest:media-type="image/jpeg"/>
  <manifest:file-entry manifest:full-path="Pictures/10000000000002D00000021C23023908.jpg" manifest:media-type="image/jpeg"/>
  <manifest:file-entry manifest:full-path="Pictures/10000000000002D00000021C0BF8F1A6.jpg" manifest:media-type="image/jpeg"/>
  <manifest:file-entry manifest:full-path="Pictures/10000000000002D00000021C3E937AB1.jpg" manifest:media-type="image/jpeg"/>
  <manifest:file-entry manifest:full-path="Pictures/10000000000002D00000021C247AA68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22cm" svg:height="6.448cm" svg:x="1.995cm" svg:y="0.977cm">
            <draw:image xlink:href="Pictures/10000000000002D00000021C247AA682.jpg" xlink:type="simple" xlink:show="embed" xlink:actuate="onLoad">
              <text:p/>
            </draw:image>
          </draw:frame>
          <draw:frame draw:style-name="gr1" draw:text-style-name="P1" draw:layer="layout" svg:width="8.628cm" svg:height="6.402cm" svg:x="10.8cm" svg:y="1cm">
            <draw:image xlink:href="Pictures/10000000000002D00000021C3E937AB1.jpg" xlink:type="simple" xlink:show="embed" xlink:actuate="onLoad">
              <text:p/>
            </draw:image>
          </draw:frame>
        </draw:g>
        <draw:g>
          <draw:frame draw:style-name="gr1" draw:text-style-name="P1" draw:layer="layout" svg:width="8.537cm" svg:height="6.493cm" svg:x="1.98cm" svg:y="7.827cm">
            <draw:image xlink:href="Pictures/10000000000002D00000021C23023908.jpg" xlink:type="simple" xlink:show="embed" xlink:actuate="onLoad">
              <text:p/>
            </draw:image>
          </draw:frame>
          <draw:frame draw:style-name="gr1" draw:text-style-name="P1" draw:layer="layout" svg:width="8.628cm" svg:height="6.447cm" svg:x="10.8cm" svg:y="7.85cm">
            <draw:image xlink:href="Pictures/10000000000002D00000021C0BF8F1A6.jpg" xlink:type="simple" xlink:show="embed" xlink:actuate="onLoad">
              <text:p/>
            </draw:image>
          </draw:frame>
        </draw:g>
        <draw:g>
          <draw:frame draw:style-name="gr1" draw:text-style-name="P1" draw:layer="layout" svg:width="8.612cm" svg:height="6.459cm" svg:x="10.816cm" svg:y="14.721cm">
            <draw:image xlink:href="Pictures/10000000000002D00000021C1F628C19.jpg" xlink:type="simple" xlink:show="embed" xlink:actuate="onLoad">
              <text:p/>
            </draw:image>
          </draw:frame>
          <draw:frame draw:style-name="gr1" draw:text-style-name="P1" draw:layer="layout" svg:width="8.597cm" svg:height="6.447cm" svg:x="1.939cm" svg:y="14.727cm">
            <draw:image xlink:href="Pictures/10000000000002D00000021C1796DD7E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3T21:09:20</meta:creation-date>
    <dc:date>2013-04-03T21:41:26</dc:date>
    <meta:editing-duration>PT26M43S</meta:editing-duration>
    <meta:editing-cycles>2</meta:editing-cycles>
    <meta:generator>LibreOffice/3.5$Linux_x86 LibreOffice_project/350m1$Build-2</meta:generator>
    <meta:document-statistic meta:object-count="9"/>
  </office:meta>
</office:document-meta>
</file>